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shapes>
          <draw:frame draw:z-index="2" draw:style-name="gr1" draw:text-style-name="P1" svg:width="123.94mm" svg:height="76.79mm" svg:x="155.8mm" svg:y="243.72mm">
            <loext:p draw:notify-on-update-of-ranges="Planilha1.B52:Planilha1.B54 Planilha1.C51:Planilha1.C51 Planilha1.C52:Planilha1.C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9.89mm" svg:height="75.29mm" svg:x="284.51mm" svg:y="246.24mm">
            <loext:p draw:notify-on-update-of-ranges="Planilha1.B52:Planilha1.B54 Planilha1.D51:Planilha1.D51 Planilha1.D52:Planilha1.D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SIZE = 8192</text:p>
          </table:table-cell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84.297394 ms</text:p>
          </table:table-cell>
          <table:table-cell office:value-type="string" calcext:value-type="string">
            <text:p>1.096195</text:p>
          </table:table-cell>
          <table:table-cell table:number-columns-repeated="3"/>
          <table:table-cell table:style-name="ce4" table:number-columns-repeated="2"/>
          <table:table-cell table:style-name="ce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551.926697 ms</text:p>
          </table:table-cell>
          <table:table-cell office:value-type="string" calcext:value-type="string">
            <text:p>1.085262</text:p>
          </table:table-cell>
          <table:table-cell table:number-columns-repeated="2"/>
          <table:table-cell table:number-columns-spanned="1" table:number-rows-spanned="2"/>
          <table:table-cell table:number-columns-repeated="7"/>
          <table:table-cell table:style-name="ce4"/>
          <table:table-cell table:style-name="ce5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1" table:number-rows-spanned="2">
            <text:p>versão simple</text:p>
          </table:table-cell>
          <table:table-cell/>
          <table:table-cell office:value-type="string" calcext:value-type="string">
            <text:p>517.650391</text:p>
          </table:table-cell>
          <table:table-cell office:value-type="string" calcext:value-type="string">
            <text:p>0.398209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covered-table-cell/>
          <table:table-cell/>
          <table:table-cell office:value-type="string" calcext:value-type="string">
            <text:p>677.655334</text:p>
          </table:table-cell>
          <table:table-cell office:value-type="string" calcext:value-type="string">
            <text:p>0.480372</text:p>
          </table:table-cell>
          <table:table-cell table:number-columns-repeated="2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OFWARE</text:p>
          </table:table-cell>
          <table:covered-table-cell table:number-columns-repeated="2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7.764166504</text:p>
          </table:table-cell>
          <table:table-cell office:value-type="string" calcext:value-type="string">
            <text:p>2.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05091797</text:p>
          </table:table-cell>
          <table:table-cell office:value-type="string" calcext:value-type="string">
            <text:p>3.1261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string" calcext:value-type="string">
            <text:p>10.433707031</text:p>
          </table:table-cell>
          <table:table-cell office:value-type="string" calcext:value-type="string">
            <text:p>3.056300</text:p>
          </table:table-cell>
          <table:table-cell table:number-columns-repeated="3"/>
          <table:table-cell table:style-name="ce4" table:number-columns-repeated="2"/>
          <table:table-cell table:style-name="ce5"/>
          <table:table-cell table:number-columns-repeated="1014"/>
        </table:table-row>
        <table:table-row table:style-name="ro2">
          <table:table-cell table:number-columns-repeated="6"/>
          <table:table-cell table:number-columns-spanned="1" table:number-rows-spanned="2"/>
          <table:table-cell/>
          <table:table-cell table:style-name="ce6"/>
          <table:table-cell table:number-columns-repeated="1015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SOFTWARE</text:p>
          </table:table-cell>
          <table:covered-table-cell table:number-columns-repeated="3"/>
          <table:table-cell table:number-columns-repeated="2"/>
          <table:table-cell table:number-columns-spanned="1" table:number-rows-spanned="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3">
            <text:p>DMR</text:p>
          </table:table-cell>
          <table:table-cell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&lt; DMR SAME INPUTS</text:p>
          </table:table-cell>
          <table:table-cell table:style-name="ce1" office:value-type="string" calcext:value-type="string" table:number-columns-spanned="1" table:number-rows-spanned="3">
            <text:p>MIXED = FLOAT + DOUBLE MIXED = FLOAT + DOUBLE MIXED = FLOAT + DOUBLE</text:p>
          </table:table-cell>
          <table:covered-table-cell/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17548828</text:p>
          </table:table-cell>
          <table:table-cell office:value-type="string" calcext:value-type="string">
            <text:p>3.298806</text:p>
          </table:table-cell>
          <table:covered-table-cell table:number-columns-repeated="2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1.068888672</text:p>
          </table:table-cell>
          <table:table-cell office:value-type="string" calcext:value-type="string">
            <text:p>3.063848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spanned="1" table:number-rows-spanned="2"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DMR DIF INPUT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39636719</text:p>
          </table:table-cell>
          <table:table-cell office:value-type="string" calcext:value-type="string">
            <text:p>3.114997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3.334577148</text:p>
          </table:table-cell>
          <table:table-cell office:value-type="string" calcext:value-type="string">
            <text:p>2.937596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4"/>
          <table:table-cell>
            <draw:frame table:end-cell-address="Planilha1.G38" table:end-x="2.91mm" table:end-y="5.16mm" draw:z-index="0" draw:name="Gráfico 3" draw:style-name="gr2" svg:width="127mm" svg:height="76.2mm" svg:x="5.29mm" svg:y="4.63mm">
              <loext:p draw:notify-on-update-of-ranges="Planilha1.A27:Planilha1.B33 Planilha1.C26:Planilha1.C26 Planilha1.C27:Planilha1.C3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number-columns-repeated="6"/>
          <table:table-cell>
            <draw:frame table:end-cell-address="Planilha1.M39" table:end-x="17.46mm" table:end-y="0.41mm" draw:z-index="1" draw:name="Gráfico 4" draw:style-name="gr2" svg:width="127mm" svg:height="76.16mm" svg:x="4.76mm" svg:y="0.19mm">
              <loext:p draw:notify-on-update-of-ranges="Planilha1.A27:Planilha1.B33 Planilha1.D26:Planilha1.D26 Planilha1.D27:Planilha1.D3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float" office:value="0.7764166504" calcext:value-type="float">
            <text:p>0,7764166504</text:p>
          </table:table-cell>
          <table:table-cell office:value-type="float" office:value="2.830868" calcext:value-type="float">
            <text:p>2,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float" office:value="0.8605091797" calcext:value-type="float">
            <text:p>0,8605091797</text:p>
          </table:table-cell>
          <table:table-cell office:value-type="float" office:value="3.126125" calcext:value-type="float">
            <text:p>3,126125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float" office:value="1.0433707031" calcext:value-type="float">
            <text:p>1,0433707031</text:p>
          </table:table-cell>
          <table:table-cell office:value-type="float" office:value="3.0563" calcext:value-type="float">
            <text:p>3,0563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0.8617548828" calcext:value-type="float">
            <text:p>0,8617548828</text:p>
          </table:table-cell>
          <table:table-cell office:value-type="float" office:value="3.298806" calcext:value-type="float">
            <text:p>3,298806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float" office:value="1.1068888672" calcext:value-type="float">
            <text:p>1,1068888672</text:p>
          </table:table-cell>
          <table:table-cell office:value-type="float" office:value="3.063848" calcext:value-type="float">
            <text:p>3,06384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float" office:value="1.1039636719" calcext:value-type="float">
            <text:p>1,1039636719</text:p>
          </table:table-cell>
          <table:table-cell office:value-type="float" office:value="3.114997" calcext:value-type="float">
            <text:p>3,114997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float" office:value="1.3334577148" calcext:value-type="float">
            <text:p>1,3334577148</text:p>
          </table:table-cell>
          <table:table-cell office:value-type="float" office:value="2.937596" calcext:value-type="float">
            <text:p>2,937596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3">
          <table:table-cell table:style-name="ce3"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2">
            <text:p>DMR 2I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40457031</text:p>
          </table:table-cell>
          <table:table-cell office:value-type="string" calcext:value-type="string">
            <text:p>3.112667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MIXED</text:p>
          </table:table-cell>
          <table:table-cell office:value-type="float" office:value="13.290132812" calcext:value-type="float">
            <text:p>13,290132812</text:p>
          </table:table-cell>
          <table:table-cell table:style-name="ce6" office:value-type="string" calcext:value-type="string">
            <text:p>2.93693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MATRIX MUL SAMPLE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hardened</text:p>
          </table:table-cell>
          <table:table-cell office:value-type="string" calcext:value-type="string">
            <text:p>HALF</text:p>
          </table:table-cell>
          <table:table-cell office:value-type="float" office:value="0.373316" calcext:value-type="float">
            <text:p>0,373316</text:p>
          </table:table-cell>
          <table:table-cell office:value-type="float" office:value="1.530389" calcext:value-type="float">
            <text:p>1,530389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LOAT</text:p>
          </table:table-cell>
          <table:table-cell office:value-type="float" office:value="0.297557" calcext:value-type="float">
            <text:p>0,297557</text:p>
          </table:table-cell>
          <table:table-cell office:value-type="float" office:value="1.498744" calcext:value-type="float">
            <text:p>1,498744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OUBLE</text:p>
          </table:table-cell>
          <table:table-cell office:value-type="float" office:value="0.551648" calcext:value-type="float">
            <text:p>0,551648</text:p>
          </table:table-cell>
          <table:table-cell office:value-type="float" office:value="0.881111" calcext:value-type="float">
            <text:p>0,88111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1" table:number-rows-spanned="3">
            <text:p>com intrisics</text:p>
          </table:table-cell>
          <table:table-cell office:value-type="string" calcext:value-type="string">
            <text:p>half</text:p>
          </table:table-cell>
          <table:table-cell office:value-type="float" office:value="0.371968" calcext:value-type="float">
            <text:p>0,371968</text:p>
          </table:table-cell>
          <table:table-cell office:value-type="string" calcext:value-type="string">
            <text:p>1.522106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float</text:p>
          </table:table-cell>
          <table:table-cell office:value-type="float" office:value="1.689629" calcext:value-type="float">
            <text:p>1,689629</text:p>
          </table:table-cell>
          <table:table-cell office:value-type="string" calcext:value-type="string">
            <text:p>0.361632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double </text:p>
          </table:table-cell>
          <table:table-cell office:value-type="float" office:value="3.38323" calcext:value-type="float">
            <text:p>3,38323</text:p>
          </table:table-cell>
          <table:table-cell office:value-type="string" calcext:value-type="string">
            <text:p>0.192416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3">
            <text:p>dmr matrixmul</text:p>
          </table:table-cell>
          <table:table-cell office:value-type="string" calcext:value-type="string">
            <text:p>half</text:p>
          </table:table-cell>
          <table:table-cell office:value-type="float" office:value="0.370298" calcext:value-type="float">
            <text:p>0,370298</text:p>
          </table:table-cell>
          <table:table-cell office:value-type="string" calcext:value-type="string">
            <text:p>1.542495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float</text:p>
          </table:table-cell>
          <table:table-cell office:value-type="float" office:value="3.347191" calcext:value-type="float">
            <text:p>3,347191</text:p>
          </table:table-cell>
          <table:table-cell office:value-type="string" calcext:value-type="string">
            <text:p>0.446955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double</text:p>
          </table:table-cell>
          <table:table-cell office:value-type="float" office:value="6.52529" calcext:value-type="float">
            <text:p>6,52529</text:p>
          </table:table-cell>
          <table:table-cell office:value-type="string" calcext:value-type="string">
            <text:p>0.240835</text:p>
          </table:table-cell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1:28:34.4041365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6-12T12:54:38.950636128</dc:date>
    <meta:editing-cycles>14</meta:editing-cycles>
    <meta:editing-duration>PT4H6M35S</meta:editing-duration>
    <meta:document-statistic meta:table-count="1" meta:cell-count="1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3.425cm" svg:y="0.287cm" chart:style-name="ch2">
          <text:p>Software- Execution Time (s)</text:p>
        </chart:title>
        <chart:plot-area chart:style-name="ch3" table:cell-range-address="Planilha1.A26:Planilha1.C33" chart:data-source-has-labels="both" svg:x="0.254cm" svg:y="1.238cm" svg:width="12.192cm" svg:height="6.23cm">
          <chartooo:coordinate-region svg:x="0.798cm" svg:y="1.402cm" svg:width="11.648cm" svg:height="5.165cm"/>
          <chart:axis chart:dimension="x" chart:name="primary-x" chart:style-name="ch4" chartooo:axis-type="text">
            <chart:categories table:cell-range-address="Planilha1.A27:Planilha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27:Planilha1.C33" chart:label-cell-address="Planilha1.C26:Planilha1.C2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Planilha1.C26:Planilha1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Planilha1.A27:Planilha1.B33</svg:desc>
                </draw:g>
              </table:table-cell>
              <table:table-cell office:value-type="float" office:value="0.7764166504">
                <text:p>0.7764166504</text:p>
                <draw:g>
                  <svg:desc>Planilha1.C27:Planilha1.C33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8605091797">
                <text:p>0.8605091797</text:p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1.0433707031">
                <text:p>1.0433707031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8617548828">
                <text:p>0.8617548828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1.1068888672">
                <text:p>1.1068888672</text:p>
              </table:table-cell>
            </table:table-row>
            <table:table-row>
              <table:table-cell office:value-type="string">
                <text:p>DMR DIFF FLOAT</text:p>
                <text:list>
                  <text:list-item>
                    <text:p>DMR DIFF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1.1039636719">
                <text:p>1.1039636719</text:p>
              </table:table-cell>
            </table:table-row>
            <table:table-row>
              <table:table-cell office:value-type="string">
                <text:p>DMR DIFF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1.3334577148">
                <text:p>1.3334577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873cm" svg:y="0.287cm" chart:style-name="ch2">
          <text:p>Software - IPC</text:p>
        </chart:title>
        <chart:plot-area chart:style-name="ch3" table:cell-range-address="Planilha1.A27:Planilha1.B33 Planilha1.D26:Planilha1.D33" chart:data-source-has-labels="both" svg:x="0.254cm" svg:y="1.238cm" svg:width="12.192cm" svg:height="6.23cm">
          <chartooo:coordinate-region svg:x="0.798cm" svg:y="1.401cm" svg:width="11.648cm" svg:height="5.166cm"/>
          <chart:axis chart:dimension="x" chart:name="primary-x" chart:style-name="ch4" chartooo:axis-type="text">
            <chart:categories table:cell-range-address="Planilha1.A27:Planilha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27:Planilha1.D33" chart:label-cell-address="Planilha1.D26:Planilha1.D2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Planilha1.D26:Planilha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Planilha1.A27:Planilha1.B33</svg:desc>
                </draw:g>
              </table:table-cell>
              <table:table-cell office:value-type="float" office:value="2.830868">
                <text:p>2.830868</text:p>
                <draw:g>
                  <svg:desc>Planilha1.D27:Planilha1.D33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126125">
                <text:p>3.126125</text:p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3.0563">
                <text:p>3.0563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298806">
                <text:p>3.298806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3.063848">
                <text:p>3.063848</text:p>
              </table:table-cell>
            </table:table-row>
            <table:table-row>
              <table:table-cell office:value-type="string">
                <text:p>DMR DIFF FLOAT</text:p>
                <text:list>
                  <text:list-item>
                    <text:p>DMR DIFF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114997">
                <text:p>3.114997</text:p>
              </table:table-cell>
            </table:table-row>
            <table:table-row>
              <table:table-cell office:value-type="string">
                <text:p>DMR DIFF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2.937596">
                <text:p>2.937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95cm" svg:height="7.68cm" xlink:href=".." xlink:type="simple" chart:class="chart:bar" chart:style-name="ch1">
        <chart:title svg:x="4.238cm" svg:y="0.288cm" chart:style-name="ch2">
          <text:p>Execution time (s)</text:p>
        </chart:title>
        <chart:plot-area chart:style-name="ch3" table:cell-range-address="Planilha1.B51:Planilha1.C54" chart:data-source-has-labels="both" svg:x="0.247cm" svg:y="1.22cm" svg:width="11.901cm" svg:height="6.307cm">
          <chartooo:coordinate-region svg:x="1cm" svg:y="1.429cm" svg:width="11.148cm" svg:height="5.434cm"/>
          <chart:axis chart:dimension="x" chart:name="primary-x" chart:style-name="ch4" chartooo:axis-type="auto">
            <chartooo:date-scale/>
            <chart:categories table:cell-range-address="Planilha1.B52:Planilha1.B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52:Planilha1.C54" chart:label-cell-address="Planilha1.C51:Planilha1.C5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Planilha1.C51:Planilha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LF</text:p>
                <draw:g>
                  <svg:desc>Planilha1.B52:Planilha1.B54</svg:desc>
                </draw:g>
              </table:table-cell>
              <table:table-cell office:value-type="float" office:value="0.373316">
                <text:p>0.373316</text:p>
                <draw:g>
                  <svg:desc>Planilha1.C52:Planilha1.C54</svg:desc>
                </draw:g>
              </table:table-cell>
            </table:table-row>
            <table:table-row>
              <table:table-cell office:value-type="string">
                <text:p>FLOAT</text:p>
              </table:table-cell>
              <table:table-cell office:value-type="float" office:value="0.297557">
                <text:p>0.297557</text:p>
              </table:table-cell>
            </table:table-row>
            <table:table-row>
              <table:table-cell office:value-type="string">
                <text:p>DOUBLE</text:p>
              </table:table-cell>
              <table:table-cell office:value-type="float" office:value="0.551648">
                <text:p>0.5516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cm" svg:height="7.53cm" xlink:href=".." xlink:type="simple" chart:class="chart:bar" chart:style-name="ch1">
        <chart:title svg:x="4.963cm" svg:y="0.285cm" chart:style-name="ch2">
          <text:p>IPC</text:p>
        </chart:title>
        <chart:plot-area chart:style-name="ch3" table:cell-range-address="Planilha1.B52:Planilha1.B54 Planilha1.D51:Planilha1.D54" chart:data-source-has-labels="both" svg:x="0.219cm" svg:y="1.214cm" svg:width="10.552cm" svg:height="6.166cm">
          <chartooo:coordinate-region svg:x="0.972cm" svg:y="1.423cm" svg:width="9.799cm" svg:height="5.293cm"/>
          <chart:axis chart:dimension="x" chart:name="primary-x" chart:style-name="ch4" chartooo:axis-type="auto">
            <chartooo:date-scale/>
            <chart:categories table:cell-range-address="Planilha1.B52:Planilha1.B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52:Planilha1.D54" chart:label-cell-address="Planilha1.D51:Planilha1.D5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Planilha1.D51:Planilha1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LF</text:p>
                <draw:g>
                  <svg:desc>Planilha1.B52:Planilha1.B54</svg:desc>
                </draw:g>
              </table:table-cell>
              <table:table-cell office:value-type="float" office:value="1.530389">
                <text:p>1.530389</text:p>
                <draw:g>
                  <svg:desc>Planilha1.D52:Planilha1.D54</svg:desc>
                </draw:g>
              </table:table-cell>
            </table:table-row>
            <table:table-row>
              <table:table-cell office:value-type="string">
                <text:p>FLOAT</text:p>
              </table:table-cell>
              <table:table-cell office:value-type="float" office:value="1.498744">
                <text:p>1.498744</text:p>
              </table:table-cell>
            </table:table-row>
            <table:table-row>
              <table:table-cell office:value-type="string">
                <text:p>DOUBLE</text:p>
              </table:table-cell>
              <table:table-cell office:value-type="float" office:value="0.881111">
                <text:p>0.881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